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ub_20_judul">
      <style:text-properties style:font-name="Liberation Serif" fo:font-size="12pt" fo:font-weight="bold" officeooo:rsid="00210bb4" officeooo:paragraph-rsid="0003facc" style:font-size-asian="12pt" style:font-weight-asian="bold" style:font-name-complex="Times New Roman" style:font-size-complex="12pt" style:font-weight-complex="bold"/>
    </style:style>
    <style:style style:name="P4" style:family="paragraph" style:parent-style-name="sub_20_judul">
      <style:text-properties style:font-name="Liberation Serif" fo:font-size="12pt" officeooo:paragraph-rsid="0003facc" style:font-size-asian="12pt" style:font-size-complex="12pt"/>
    </style:style>
    <style:style style:name="P5" style:family="paragraph" style:parent-style-name="sub_20_judul">
      <style:text-properties officeooo:paragraph-rsid="00492ee2"/>
    </style:style>
    <style:style style:name="P6" style:family="paragraph" style:parent-style-name="sub_20_judul_20_A.1">
      <style:text-properties style:font-name="Liberation Serif" fo:font-size="12pt" officeooo:rsid="00210bb4" officeooo:paragraph-rsid="0003facc" style:font-size-asian="12pt" style:font-size-complex="12pt"/>
    </style:style>
    <style:style style:name="P7" style:family="paragraph" style:parent-style-name="sub_20_judul_20_A.1">
      <style:text-properties style:font-name="Liberation Serif" fo:font-size="12pt" officeooo:rsid="003f82de" officeooo:paragraph-rsid="003f82de" style:font-size-asian="12pt" style:font-size-complex="12pt"/>
    </style:style>
    <style:style style:name="P8" style:family="paragraph" style:parent-style-name="sub_20_judul_20_A.1">
      <style:text-properties style:font-name="Liberation Serif" fo:font-size="12pt" officeooo:rsid="003f82de" officeooo:paragraph-rsid="00477fff" style:font-size-asian="12pt" style:font-size-complex="12pt"/>
    </style:style>
    <style:style style:name="P9" style:family="paragraph" style:parent-style-name="isi_20_sub_20_jutul_20_A.1_20_-_20_1">
      <style:text-properties officeooo:paragraph-rsid="0045dd61"/>
    </style:style>
    <style:style style:name="P10" style:family="paragraph" style:parent-style-name="isi_20_sub_20_judul_20_A.1_20_-_20_1_20_-_20_a">
      <style:paragraph-properties fo:text-align="justify" style:justify-single-word="false"/>
      <style:text-properties officeooo:paragraph-rsid="0045b095"/>
    </style:style>
    <style:style style:name="P11" style:family="paragraph" style:parent-style-name="sub_20_judul_20_A.1_20_isi">
      <style:text-properties fo:font-weight="bold" style:font-weight-asian="bold" style:font-weight-complex="bold"/>
    </style:style>
    <style:style style:name="P12" style:family="paragraph" style:parent-style-name="sub_20_judul_20_A.1_20_isi">
      <style:text-properties fo:font-weight="bold" officeooo:paragraph-rsid="0045b095" style:font-weight-asian="bold" style:font-weight-complex="bold"/>
    </style:style>
    <style:style style:name="P13" style:family="paragraph" style:parent-style-name="sub_20_judul_20_A.1_20_isi">
      <style:text-properties officeooo:paragraph-rsid="00477fff"/>
    </style:style>
    <style:style style:name="P14" style:family="paragraph" style:parent-style-name="sub_20_judul_20_A.1_20_isi">
      <style:text-properties officeooo:paragraph-rsid="004b1c76"/>
    </style:style>
    <style:style style:name="P15" style:family="paragraph" style:parent-style-name="isi_20_sub_20_judul_20_A.1_20_-_20_1_20_-_20_a">
      <style:paragraph-properties fo:margin-left="0cm" fo:margin-right="0cm" fo:text-indent="0cm" style:auto-text-indent="false"/>
      <style:text-properties style:font-name="Liberation Serif" fo:font-size="12pt" officeooo:rsid="003f82de" style:font-size-asian="12pt" style:font-size-complex="12pt"/>
    </style:style>
    <style:style style:name="P16" style:family="paragraph" style:parent-style-name="Standard">
      <style:paragraph-properties fo:margin-top="0cm" fo:margin-bottom="0cm" loext:contextual-spacing="false" fo:line-height="150%" fo:text-align="justify" style:justify-single-word="false"/>
      <style:text-properties officeooo:rsid="00153260" officeooo:paragraph-rsid="00492ee2"/>
    </style:style>
    <style:style style:name="P17"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 style:font-size-complex="12pt" style:font-weight-complex="bold"/>
    </style:style>
    <style:style style:name="P18"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 style:font-size-complex="12pt" style:font-weight-complex="bold"/>
    </style:style>
    <style:style style:name="P19" style:family="paragraph" style:parent-style-name="sub_20_judul_20_isi" style:list-style-name="L6"/>
    <style:style style:name="P20" style:family="paragraph" style:parent-style-name="isi_20_sub_20_judul_20_A.1_20_-_20_1_20_-_20_a" style:list-style-name="L1" style:master-page-name="">
      <loext:graphic-properties draw:fill="none"/>
      <style:paragraph-properties fo:margin-left="2.401cm" fo:margin-right="0cm" fo:line-height="150%" fo:text-align="justify" style:justify-single-word="false" fo:text-indent="-0.6cm" style:auto-text-indent="false" style:page-number="auto" fo:background-color="transparent"/>
      <style:text-properties officeooo:paragraph-rsid="0045dd61"/>
    </style:style>
    <style:style style:name="P21" style:family="paragraph" style:parent-style-name="isi_20_sub_20_judul_20_A.1_20_-_20_1_20_-_20_a" style:list-style-name="L4" style:master-page-name="">
      <loext:graphic-properties draw:fill="none"/>
      <style:paragraph-properties fo:margin-left="2.401cm" fo:margin-right="0cm" fo:line-height="150%" fo:text-align="justify" style:justify-single-word="false" fo:text-indent="-0.6cm" style:auto-text-indent="false" style:page-number="auto" fo:background-color="transparent"/>
      <style:text-properties officeooo:paragraph-rsid="0045b095"/>
    </style:style>
    <style:style style:name="P22" style:family="paragraph" style:parent-style-name="isi_20_sub_20_judul_20_A.1_20_-_20_1_20_-_20_a" style:list-style-name="L1">
      <loext:graphic-properties draw:fill="none"/>
      <style:paragraph-properties fo:margin-left="2.401cm" fo:margin-right="0cm" fo:line-height="150%" fo:text-align="justify" style:justify-single-word="false" fo:text-indent="-0.6cm" style:auto-text-indent="false" fo:background-color="transparent"/>
      <style:text-properties officeooo:paragraph-rsid="0045dd61"/>
    </style:style>
    <style:style style:name="P23" style:family="paragraph" style:parent-style-name="isi_20_sub_20_judul_20_A.1_20_-_20_1_20_-_20_a" style:list-style-name="L4">
      <loext:graphic-properties draw:fill="none"/>
      <style:paragraph-properties fo:margin-left="2.401cm" fo:margin-right="0cm" fo:line-height="150%" fo:text-align="justify" style:justify-single-word="false" fo:text-indent="-0.6cm" style:auto-text-indent="false" fo:background-color="transparent"/>
      <style:text-properties officeooo:paragraph-rsid="0045b095"/>
    </style:style>
    <style:style style:name="P24" style:family="paragraph" style:parent-style-name="isi_20_sub_20_judul_20_A.1_20_-_20_1_20_-_20_a" style:list-style-name="L2" style:master-page-name="">
      <loext:graphic-properties draw:fill="none"/>
      <style:paragraph-properties fo:margin-left="2.499cm" fo:margin-right="0cm" fo:line-height="150%" fo:text-align="justify" style:justify-single-word="false" fo:text-indent="-0.6cm" style:auto-text-indent="false" style:page-number="auto" fo:background-color="transparent">
        <style:tab-stops>
          <style:tab-stop style:position="0.067cm"/>
        </style:tab-stops>
      </style:paragraph-properties>
      <style:text-properties officeooo:paragraph-rsid="0045dd61"/>
    </style:style>
    <style:style style:name="P25" style:family="paragraph" style:parent-style-name="isi_20_sub_20_judul_20_A.1_20_-_20_1_20_-_20_a" style:list-style-name="L5" style:master-page-name="">
      <loext:graphic-properties draw:fill="none"/>
      <style:paragraph-properties fo:margin-left="2.499cm" fo:margin-right="0cm" fo:line-height="150%" fo:text-indent="-0.6cm" style:auto-text-indent="false" style:page-number="auto" fo:background-color="transparent"/>
      <style:text-properties officeooo:paragraph-rsid="0045b095"/>
    </style:style>
    <style:style style:name="P26" style:family="paragraph" style:parent-style-name="isi_20_sub_20_judul_20_A.1_20_-_20_1_20_-_20_a" style:list-style-name="L2">
      <loext:graphic-properties draw:fill="none"/>
      <style:paragraph-properties fo:margin-left="2.499cm" fo:margin-right="0cm" fo:line-height="150%" fo:text-align="justify" style:justify-single-word="false" fo:text-indent="-0.6cm" style:auto-text-indent="false" fo:background-color="transparent">
        <style:tab-stops>
          <style:tab-stop style:position="0.067cm"/>
        </style:tab-stops>
      </style:paragraph-properties>
      <style:text-properties officeooo:paragraph-rsid="0045dd61"/>
    </style:style>
    <style:style style:name="P27" style:family="paragraph" style:parent-style-name="isi_20_sub_20_judul_20_A.1_20_-_20_1_20_-_20_a" style:list-style-name="L5">
      <loext:graphic-properties draw:fill="none"/>
      <style:paragraph-properties fo:margin-left="2.499cm" fo:margin-right="0cm" fo:line-height="150%" fo:text-indent="-0.6cm" style:auto-text-indent="false" fo:background-color="transparent"/>
      <style:text-properties officeooo:paragraph-rsid="0045b095"/>
    </style:style>
    <style:style style:name="P28" style:family="paragraph" style:parent-style-name="isi_20_sub_20_judul_20_A.1_20_-_20_1_20_-_20_a" style:list-style-name="L3" style:master-page-name="">
      <loext:graphic-properties draw:fill="none"/>
      <style:paragraph-properties fo:margin-left="2.3cm" fo:margin-right="0cm" fo:line-height="150%" fo:text-indent="-0.6cm" style:auto-text-indent="false" style:page-number="auto" fo:background-color="transparent"/>
      <style:text-properties officeooo:paragraph-rsid="0045dd61"/>
    </style:style>
    <style:style style:name="P29" style:family="paragraph" style:parent-style-name="isi_20_sub_20_judul_20_A.1_20_-_20_1_20_-_20_a" style:list-style-name="L3">
      <loext:graphic-properties draw:fill="none"/>
      <style:paragraph-properties fo:margin-left="2.3cm" fo:margin-right="0cm" fo:line-height="150%" fo:text-indent="-0.6cm" style:auto-text-indent="false" fo:background-color="transparent"/>
      <style:text-properties officeooo:paragraph-rsid="0045dd61"/>
    </style:style>
    <style:style style:name="T1" style:family="text">
      <style:text-properties fo:font-weight="bold" style:font-weight-asian="bold" style:font-name-complex="Times New Roman" style:font-weight-complex="bold"/>
    </style:style>
    <style:style style:name="T2" style:family="text">
      <style:text-properties fo:font-weight="bold" officeooo:rsid="00210bb4" style:font-weight-asian="bold" style:font-name-complex="Times New Roman" style:font-weight-complex="bold"/>
    </style:style>
    <style:style style:name="T3" style:family="text">
      <style:text-properties officeooo:rsid="003f82de"/>
    </style:style>
    <style:style style:name="T4" style:family="text">
      <style:text-properties officeooo:rsid="0043db81"/>
    </style:style>
    <style:style style:name="T5" style:family="text">
      <style:text-properties officeooo:rsid="00477fff"/>
    </style:style>
    <style:style style:name="T6" style:family="text">
      <style:text-properties fo:language="id" fo:country="ID" officeooo:rsid="000cddb5"/>
    </style:style>
    <style:style style:name="T7" style:family="text">
      <style:text-properties officeooo:rsid="0012824e"/>
    </style:style>
    <style:style style:name="T8" style:family="text">
      <style:text-properties officeooo:rsid="0013903d"/>
    </style:style>
    <style:style style:name="T9" style:family="text">
      <style:text-properties officeooo:rsid="000f5025"/>
    </style:style>
    <text:list-style style:name="L1">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BAB II</text:h>
      <text:h text:style-name="P18" text:outline-level="1">DESKRIPSI TEORITIK DAN KERANGKA BERPIKIR</text:h>
      <text:p text:style-name="P3"/>
      <text:p text:style-name="P4"><text:span text:style-name="T2">A. </text:span><text:span text:style-name="T1">Deskripsi Teoritik </text:span></text:p>
      <text:p text:style-name="sub_20_judul_20_isi"><text:tab/>Deskripsi teoritik meurpakan sebuah difinisi atau pengertian yang berkaitan dengan judul yang diambil oleh penulis, deskripsi teoritik juga merupakan pendefinisian dari variabel yang berkaitan dengan judul.</text:p>
      <text:p text:style-name="P6">A.1 <text:span text:style-name="T3">Computer Based Test</text:span></text:p>
      <text:p text:style-name="sub_20_judul_20_A.1_20_isi"><text:tab/>Menurut situs (<text:a xlink:type="simple" xlink:href="http://digilib.umg.ac.id/gdl.php?mod=browse&amp;op=read&amp;id=jipptumg--adamjoyopr-174" text:style-name="Internet_20_link" text:visited-style-name="Visited_20_Internet_20_Link">http://digilib.umg.ac.id/gdl.php?mod=browse&amp;op=read&amp;id=jipptumg--adamjoyopr-174</text:a>), pemanfaatan teknologi informasi yang digunakan pada tes potensi akademik berupa tes berbasis komputer (Computer-based Test/ CBT) diharapkan mampu menjawab kebutuhan atas penggunaan tes potensi akademik sehingga pengguna dapat melakukan latihan atau menjadikan tes potensi akademik berbasis komputer sebagai media belajar dan bahkan digunakan untuk melakukan pengujian kemampuan bagi tujuan tertentu oleh lembaga, organisasi yang membutuhkan. Menurut situs Wikipedia (http://en.wikipedia.org/wiki/Computer-based_testing) computer-based assessment (CBA), atau juga disebut computer-based testing (CBT), e-exam, merupakan ujian terkomputerisasi dan administrasi pengujian dengan menggunakan komputer, adalah metode untuk mengatur ujian yang responnya tercatat secara elektronik, dinilai secara elektronik pula. Sesuai dengan namanya berarti menggunakan komputer atau alat elektronik yang mendukung seperti handled computer. Cara ini memungkinkan pelajar maupun pengajar untuk mengatur jadwal, mengumpulkan dan melaporkan hasil survey, kuis, tes dan ujian</text:p>
      <text:p text:style-name="P7"/>
      <text:p text:style-name="P7"/>
      <text:p text:style-name="P7"><text:soft-page-break/>A.2 <text:s/><text:span text:style-name="T5">Pengertian Belajar</text:span></text:p>
      <text:p text:style-name="P13"><text:tab/>Menurut Sugihartono dkk (2008: 74) belajar merupakan suatu proses perubahan tingkah laku sebagai hasil interaksi individu dengan lingkungannya dalam memenuhi kebutuhan hidupnya. </text:p>
      <text:p text:style-name="P13"><text:tab/>Belajar pada hakikatnya adalah “perubahan” yang terjadi di dalam diri seseorang setelah berakhirnya melakukan aktivitas belajar (Syaiful Bahri Djamarah &amp; Aswan Zain, 2006: 38). </text:p>
      <text:p text:style-name="P13"><text:tab/>Dari uraian mengenai pengertian belajar di atas, maka dapat disimpulkan bahwa belajar adalah perubahan yang terjadi ketika aktivitas belajar telah berakhir. Pada saat siswa belajar mata pelajaran PKn, maka akan terjadi perubahan dalam diri siswa misalnya dari segi civic knowledge, siswa akan lebih mengetahui mengenai hak dan kewajibannya sebagai warga negara, hak asasi manusia dan sebagainya.</text:p>
      <text:p text:style-name="P8">A.3 <text:s/><text:span text:style-name="T6">Pengertian Prestasi Belajar</text:span></text:p>
      <text:p text:style-name="P13"><text:tab/>Menurut Muhibin Syah (2003: 141) prestasi belajar merupakan tingkat keberhasilan siswa mencapai tujuan yang telah ditetapkan dalam sebuah program. </text:p>
      <text:p text:style-name="P13"><text:tab/>Sedangkan menurut pendapat dari Dimyati dan Mudjiono (2009: 3) mengemukakan prestasi belajar merupakan hasil dari suatu interaksi tindak belajar dan tindak mengajar. Dari sisi guru tidak mengajar diakhiri dengan proses evaluasi hasil belajar. Dari sisi siswa merupakan berakhirnya penggal dan puncak proses belajar. Maka dapat disimpulkan bahwa prestasi belajar adalah hasil yang diperoleh oleh siswa dari proses belajar dan diwujudkan dengan nilai evaluasi yang dilakukan oleh guru. Prestasi belajar siswa yang diharapkan dapat diperoleh siswa adalah dari segi civic knowledge (pengetahuan kewarganegaraan), contohnya siswa dapat memperoleh pengetahuan mengenai warga negara, sehingga saat guru memberi soal tes, siswa akan dapat mengerjakan dengan baik dan mendapat nilai yang bagus.</text:p>
      <text:p text:style-name="P13"><text:soft-page-break/>Faktor-faktor yang Mempengaruhi Prestasi Belajar banyak hal yang dapat mempengaruhi prestasi belajar seorang siswa.</text:p>
      <text:p text:style-name="P13"><text:tab/><text:span text:style-name="T5">M</text:span>enurut M. Dalyono (2007: 55-60) faktor-faktor yang mempengaruhi pencapaian hasil belajar seseorang ada dua yaitu faktor internal dan faktor eksternal. Faktor Internal meliputi : kesehatan, intelegensi dan bakat, minat dan motivasi, serta cara belajar. Faktor internal yang mempengaruhi pencapaian hasil belajar seseorang dapat diuraikan secara sistematis sebagai berikut.</text:p>
      <text:p text:style-name="P14"><text:tab/>Pertama, kesehatan. Apabila kesehatan fisik seseorang selalu tidak sehat, dapat tidak bergairah untuk belajar. Demikian pula apabila kesehatan rohani (jiwa) kurang baik, dapat mengganggu atau mengurangi semangat untuk belajar. </text:p>
      <text:p text:style-name="P14"><text:tab/>Kedua, intelegensi dan bakat. Seseorang yang mempunyai intelegensi tinggi, pada umumnya lebih mudah dan hasilnya cenderung lebih baik dibanding orang yang memiliki intelegensi rendah, cenderung mengalami kesukaran dalam belajar, lambat berfikir sehingga prestasi belajarnya rendah. Apabila seseorang mempunyai intelegensi tinggi dan memiliki bakat dalam bidang yang dipelajarinya, maka proses belajarnya akan lebih lancar dan sukses dibanding dengan orang yang mempunyai bakat saja tapi intelegensinya rendah.</text:p>
      <text:p text:style-name="sub_20_judul_20_A.1_20_isi"><text:tab/>Ketiga, minat dan motivasi. Minat yang besar yang dimiliki oleh seseorang pada umumnya cenderung menghasilkan prestasi belajar yang lebih baik dibanding dengan orang yang mempunyai minat yang kurang. Keempat, cara belajar. Cara belajar seseorang juga mempengaruhi pencapaian hasil belajarnya. Seseorang yang belajar perlu memperhatikan teknik, faktor fisiologis, psikologi, dan ilmu kesehatan agar memperoleh hasil yang memuaskan. Faktor eksternal meliputi : keluarga, sekolah, masyarakat, dan lingkungan sekitar. </text:p>
      <text:p text:style-name="sub_20_judul_20_A.1_20_isi"/>
      <text:p text:style-name="sub_20_judul_20_A.1"><text:soft-page-break/>A<text:span text:style-name="T4">4</text:span>. Pendidikan Kewarganegaraan</text:p>
      <text:p text:style-name="P11">1. Pengertian Pendidikan Kewarganegaraan</text:p>
      <text:p text:style-name="isi_20_sub_20_jutul_20_A.1_20_-_20_1"><text:tab/>Menurut Permendiknas No.22 Tahun 2006 tentang standar Isi Pendidikan Nasional, PKn merupakan mata pelajaran yang memfokuskan pada pembentukan warga negara yang memahami dan mampu melaksanakan hak-hak dan kewajibannya untuk menjadi warga negara Indonesia yang cerdas, terampil dan berkarakter yang diamanatkan oleh Pancasila dan UUD 1945. PKn adalah aspek pendidikan politik yang fokus materinya peranan warga negara dalam kehidupan bernegara yang kesemuanya itu diproses dalam rangka untuk membina peranan tersebut sesuai dengan ketentuan Pancasila dan UUD 1945 agar menjadi warga negara yang dapat diandalkan oleh bangsa dan negara (Cholisin 2000: 9).</text:p>
      <text:p text:style-name="isi_20_sub_20_jutul_20_A.1_20_-_20_1"><text:tab/>Menurut Edmonson (sebagaimana dikutip A. Ubaedillah 2011:5) makna Civics selalu didefinisikan sebagai sebuah studi tentang pemerintahan dan kewarganegaraan yang terkait dengan kewajiban, hak, dan hak-hak istimewa warga negara. Dari berbagai pendapat di atas, dapat disimpulkan bahwa PKn merupakan mata pelajaran yang memfokuskan pada pembentukan warga negara yang memahami dan mampu melaksanakan hak dan kewajibannya sesuai yang diamanatkan oleh Pancasila dan UUD 1945.</text:p>
      <text:p text:style-name="isi_20_sub_20_jutul_20_A.1_20_-_20_1"/>
      <text:p text:style-name="P11">2. Tujuan Pendidikan Kewarganegaraan</text:p>
      <text:p text:style-name="P9"><text:tab/>Pendidikan kewarganegaraan kompetensi sebagai berikut: bertujuan untuk memberikan</text:p>
      <text:list xml:id="list8704610581065936487" text:style-name="L1">
        <text:list-item>
          <text:p text:style-name="P20">Berpikir secara kritis, rasional dan kreatif dalam menanggapi isu kewarganegaraan. </text:p>
        </text:list-item>
        <text:list-item>
          <text:p text:style-name="P22">Berpartisipasi secara bermutu dan bertanggung jawab, dan bertindak <text:s text:c="6"/>secara cerdas dalam kegiatan bermasyarakat, berbangsa, dan bernegara.</text:p>
        </text:list-item>
        <text:list-item>
          <text:p text:style-name="P22"><text:soft-page-break/>Berkembang secara positif dan demokratis untuk membentuk diri berdasarkan karakter masyarakat Indonesia agar dapat hidup bersama dengan bangsa-bangsa lain.</text:p>
        </text:list-item>
        <text:list-item>
          <text:p text:style-name="P22">Berinteraksi dengan bangsa lain dalam percaturan dunia secara langsung atau tidak langsung dengan memanfaatkan teknologi informasi dan komunikasi (Pusat Kurikulum, 2003:3).</text:p>
        </text:list-item>
      </text:list>
      <text:p text:style-name="isi_20_sub_20_jutul_20_A.1_20_-_20_1"/>
      <text:p text:style-name="P9">Pendidikan Kewarganegaraan bertujuan untuk membangun karakter (character building) bangsa Indonesia yang antara lain: </text:p>
      <text:list xml:id="list6956917256845797278" text:style-name="L2">
        <text:list-item>
          <text:p text:style-name="P24">membentuk kecakapan partisipatif warga negara yang bermutu dan bertanggung jawab dalam kehidupan berbangsa dan bernegara, </text:p>
        </text:list-item>
        <text:list-item>
          <text:p text:style-name="P26">menjadikan warga negara Indonesia yang cerdas, aktif, kritis, dan demokratis, namun tetap memiliki komitmen menjaga persatuan dan integritas bangsa; </text:p>
        </text:list-item>
        <text:list-item>
          <text:p text:style-name="P26">mengembangkan kultur demokrasi yang berkeadaban, yaitu kebebasan, persamaan, toleransi, dan tanggung jawab (A. Ubaedillah:9).</text:p>
        </text:list-item>
      </text:list>
      <text:p text:style-name="isi_20_sub_20_jutul_20_A.1_20_-_20_1"/>
      <text:p text:style-name="isi_20_sub_20_jutul_20_A.1_20_-_20_1">Dapat disimpulkan dari berbagai pendapat diatas bahwa Pkn bertujuan untuk: </text:p>
      <text:list xml:id="list7552019759234472665" text:style-name="L3">
        <text:list-item>
          <text:p text:style-name="P28">menjadikan warga negara Indonesia yang kritis, rasional, kreatif, cerdas, aktif, dan demokratis.</text:p>
        </text:list-item>
        <text:list-item>
          <text:p text:style-name="P29">berpartisipasi secara bermutu dan bertanggung jawab dalam kegiatan bermasyarakat, berbangsa dan bernegara.</text:p>
        </text:list-item>
        <text:list-item>
          <text:p text:style-name="P29">mengembangkan kultur demokrasi yang berkeadaban, yaitu kebebasan, persamaan, toleransi, dan tanggung jawab, </text:p>
        </text:list-item>
        <text:list-item>
          <text:p text:style-name="P29">berinteraksi dengan bangsa lain dalam percaturan dunia secara langsung atau tidak langsung dengan memanfaatkan teknologi informasi dan komunikasi.</text:p>
        </text:list-item>
      </text:list>
      <text:p text:style-name="isi_20_sub_20_jutul_20_A.1_20_-_20_1"/>
      <text:p text:style-name="isi_20_sub_20_jutul_20_A.1_20_-_20_1"/>
      <text:p text:style-name="P12"><text:soft-page-break/>3. Ruang Lingkup Pendidikan Kewarganegaraan Menurut Lampiran</text:p>
      <text:p text:style-name="P10">Permendiknas No.22 Tahun 2006 tentang standar Isi Pendidikan Nasional, ruang lingkup mata pelajaran Pendidikan Kewarganegaraan meliputi aspek-aspek sebagai berikut.</text:p>
      <text:list xml:id="list80658434524570481" text:style-name="L4">
        <text:list-item>
          <text:p text:style-name="P21">Persatuan dan Kesatuan bangsa, meliputi: hidup rukun dalam perbedaan, cinta lingkungan, kebanggaan sebagai bangsa Indonesia, partisipasi dalam pembelaan negara, sikap positif terhadap Negara Kesatuan Republik Indonesia, keterbukaan dan jaminan keadilan.</text:p>
        </text:list-item>
        <text:list-item>
          <text:p text:style-name="P23">Norma, hukum dan peraturan, meliputi: tertib dalam kehidupan keluarga, tata tertib di sekolah, norma yang berlaku di masyarakat, peraturan-peraturan daerah, norma-norma dalam kehidupan berbangsa dan bernegara, sistem hukum dan peradilan nasional, hukum dan peradilan internasional.</text:p>
        </text:list-item>
        <text:list-item>
          <text:p text:style-name="P23">Hak asasi manusia meliputi: hak dan kewajiban anak, hak dan kewajiban anggota masyarakat, instrumen nasional dan internasional HAM, pemajuan, penghormatan dan perlindungan HAM.</text:p>
        </text:list-item>
        <text:list-item>
          <text:p text:style-name="P23">Kebutuhan warga negara meliputi: hidup gotong royong, harga diri sebagai warga masyarakat, kebebasan berorganisasi, kemerdekaan mengeluarkan pendapat, menghargai keputusan bersama, prestasi diri, persamaan kedudukan warga negara.</text:p>
        </text:list-item>
        <text:list-item>
          <text:p text:style-name="P23">Negara meliputi: proklamasi kemerdekaan dan konstitusi yang pertama, konstitusi-konstitusi yang pernah digunakan di Indonesia, hubungan dasar negara dengan konstitusi.</text:p>
        </text:list-item>
        <text:list-item>
          <text:p text:style-name="P23">Kekuasaan dan Politik, meliputi: pemerintahan desa dan kecamatan, pemerintahan daerah dan otonomi, pemerintah pusat, demokrasi dan sistem politik, budaya politik, budaya demokrasi menuju masyarakat madani, sistem pemerintahan, pers dalam masyarakat demokrasi.</text:p>
        </text:list-item>
        <text:list-item>
          <text:p text:style-name="P23">Pancasila meliputi: kedudukan pancasila sebagai dasar Negara dan ideologi negara, proses perumusan pancasila sebagai dasar negara, <text:soft-page-break/>pengamalan nilai-nilai pancasila dalam kehidupan sehari-hari, pancasila sebagai ideologi terbuka.</text:p>
        </text:list-item>
        <text:list-item>
          <text:p text:style-name="P23">Globalisasi meliputi: globalisasi di lingkungannya, politik luar negeri Indonesia di era globalisasi, dampak globalisasi, hubungan internasional dan organisasi internasional, dan mengevaluasi globalisasi.</text:p>
        </text:list-item>
      </text:list>
      <text:p text:style-name="isi_20_sub_20_judul_20_A.1_20_-_20_1_20_-_20_a"/>
      <text:p text:style-name="isi_20_sub_20_judul_20_A.1_20_-_20_1_20_-_20_a">Materi mengenai warga negara meliputi: </text:p>
      <text:list xml:id="list5743606600389436316" text:style-name="L5">
        <text:list-item>
          <text:p text:style-name="P25">hidup gotong royong, manusia sebagai makhluk sosial selalu membutuhkan pertolongan dan bantuan orang lain. Untuk mewujudkan diri sebagai makhluk sosial tersebut <text:s/>salah satu wujudnya adalah sikap saling bergotong royong, </text:p>
        </text:list-item>
        <text:list-item>
          <text:p text:style-name="P27">harga diri sebagai warga masyarakat adalah salah satu hak kita sebagai warga negara. Kita harus mengetahui apa saja yang menjadi harga diri warga negara, agar apabila penguasa akan bertindak sewenang-wenang, maka kita dapat mencegahnya,</text:p>
        </text:list-item>
        <text:list-item>
          <text:p text:style-name="P27">kebebasan berorganisasi dan kemerdekaan mengeluarkan pendapat merupakan hak kita sebagai warga negara, dengan mengetahuinya kita dapat mengembangkan kemampuan kita dengan maksimal melalui organisasi dan mengeluarkan pendapat di dalam maupun luar organisasi tersebut,</text:p>
        </text:list-item>
        <text:list-item>
          <text:p text:style-name="P27">menghargai keputusan bersama, sebagai makhluk sosial, kita harus dapat menghargai keputusan yang telah disepakati bersama, agar tidak terjadi konflik antar warga negara,</text:p>
        </text:list-item>
        <text:list-item>
          <text:p text:style-name="P27">prestasi diri, sebagai warga negara kita juga berhak untuk mengembangkan kemampuan kita dan meraih prestasi yang tinggi, </text:p>
        </text:list-item>
        <text:list-item>
          <text:p text:style-name="P27">persamaan kedudukan warga negara, persamaan kedudukan antar warga negara sudah dijamin oleh negara, maka dari itu, bila kita mengetahuinya maka akan dapat mencegah atau menindak aksi pelanggaran. Dari uraian diatas, terlihat jelas bahwa materi mengenai warga negara sangat penting bagi siswa. Untuk dapat <text:soft-page-break/>memahami materi tersebut, memerlukan motivasi belajar yang tinggi dari siswa. Akibat dari motivasi yang tinggi akan menghasilkan prestasi yang gemilang juga.</text:p>
        </text:list-item>
      </text:list>
      <text:p text:style-name="P15"/>
      <text:p text:style-name="P5">B. Penelitian Yang Relevan </text:p>
      <text:p text:style-name="sub_20_judul_20_isi"><text:tab/>Penelitian yang relevan dalam penelitian ini adalah untuk mencari persamaan dan perbedaan antara penelitian penulis dengan penelitian yang lain. Selain itu juga untuk membandingkan penelitian yang sudah ada dengan penelitian yang akan diteliti oleh penulis yang berjudul “PENGARUH COMPUTER BASED TEST (CBT) PADA MATA PELAJARAN PKn TERHADAP HASIL BELAJAR SISWA DI KELAS 12 TKJ SMK N 1 KRAGILAN” </text:p>
      <text:p text:style-name="sub_20_judul_20_isi"><text:span text:style-name="T9"><text:tab/>Terdapat beberapa penelitian yang sudah ada, yang membahas mengenai penerapan Computer Based Test. Seperti halnya penelitian yang di lakukan oleh Dwi Lestari dari Universitas Sebelas Maret, program studi Pendidikan Sejarah <text:s/>yang meneliti tentang “PENGGUNAAN COMPUTER BASED TEST (CBT) SEBAGAI SARANA EVALUASI DAN PENGARUHNYA TERHADAP EFEKTIVITAS PENILAIAN PADA MATA PELAJARAN SEJARAH DI SMA NEGERI 1 BOYOLALI TAHUN AJARAN 2015/2016</text:span>”.</text:p>
      <text:p text:style-name="sub_20_judul_20_isi"><text:tab/>Persamaan yang terdapat pada penelitian tersebut dengan penelitian yang akan dilakukan oleh penulis yaitu keduanya membahas mengenai Pengaruh Penggunaan Computer Based Test (CBT) <text:span text:style-name="T7">sebagai sarana evaluasi hasil belajar siswa. Perbedaan yang terdapat pada keduanya yaitu jika penelitian tersebut membahas mengenai Penggunaan Computer Based Test (CBT) pada mata pelajaran sejarah. Sedangkan penelitian yang akan diteliti oleh penulis mengenai Pengaruh Computer Based Test pada mata pelajaran Pkn. </text:span></text:p>
      <text:p text:style-name="sub_20_judul_20_isi"/>
      <text:p text:style-name="sub_20_judul"><text:soft-page-break/>C. Kerangka Berfikir</text:p>
      <text:p text:style-name="sub_20_judul_20_isi"><text:tab/>Berdasarkan pemaparan sebelumnya, dapat disimpulkan bahwa penyelenggaraan ujian nasional berbasis komputer atau Computer Based Test (CBT) baru pertama kali diselenggarakan pada tahun 2015. Untuk penyelenggarannya juga dibatasi oleh sekolah-sekolah perintis yang dikualifikasi dengan persyaratan yang ditentukan. Penelitian ini mengungkap tentang implementasi ujian nasional berbasis komputer atau Computer Based Test (CBT) di SMA Negeri 1 Wonosari. Proses Implementasi disini peneliti mengarahkan atau memfokuskan implementasi pada proses pengelolaan penyelenggarannya di SMA N 1 Wonosari yang ditinjau dari Sumber Daya Manusia (SDM), infrastruktur, peserta didik dan metode pelaksanaannya beserta faktor penghambat pelaksanaan UN CBT di SMA N 1 Wonosari.</text:p>
      <text:p text:style-name="sub_20_judul">D. Hipotesis Penelitian</text:p>
      <text:p text:style-name="sub_20_judul_20_isi"><text:tab/>Hipotesis penelitian dapat diartikan sebagai suatu jawaban yang bersifat sementara terhadap permasalahan sampai terbukti melalui daata yang terkumpul. Atas pemikiran tersebut, peneliti merumuskan hipotesis sebagai berikut :</text:p>
      <text:list xml:id="list7762152798019903132" text:style-name="L6">
        <text:list-item>
          <text:p text:style-name="P19">Terdapat Pengaruh Computer Based Test (CBT) Pada Mata Pelajaran Pkn Terhadap Hasil Belajar Siswa Di Kelas 12 TKJ SMK N 1 KRAGILAN </text:p>
        </text:list-item>
        <text:list-item>
          <text:p text:style-name="P19">Tidak <text:span text:style-name="T8"><text:s/>Pengaruh Computer Based Test (CBT) Pada Mata Pelajaran Pkn Terhadap Hasil Belajar Siswa Di Kelas 12 TKJ SMK N 1 KRAGILAN </text:span></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si_20_sub_20_jutul_20_A.1_20_-_20_1" style:display-name="isi sub jutul A.1 - 1" style:family="paragraph">
      <loext:graphic-properties draw:fill="none" draw:fill-color="#729fcf"/>
      <style:paragraph-properties fo:margin-left="1.7cm" fo:margin-right="0cm" fo:line-height="150%" fo:text-align="justify" style:justify-single-word="false" fo:text-indent="0cm" style:auto-text-indent="false" fo:background-color="transparent"/>
      <style:text-properties style:font-size-asian="10.5pt"/>
    </style:style>
    <style:style style:name="isi_20_sub_20_judul_20_A.1_20_-_20_1_20_-_20_a" style:display-name="isi sub judul A.1 - 1 - a" style:family="paragraph">
      <style:paragraph-properties fo:margin-left="1.799cm" fo:margin-right="0cm" fo:line-height="150%" fo:text-align="justify"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1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11-14T18:21:49.869382223</dc:date>
    <meta:editing-duration>PT3H33M16S</meta:editing-duration>
    <meta:editing-cycles>49</meta:editing-cycles>
    <meta:generator>LibreOffice/5.1.2.2$Linux_x86 LibreOffice_project/d3bf12ecb743fc0d20e0be0c58ca359301eb705f</meta:generator>
    <meta:print-date>2018-09-11T08:24:16.436587780</meta:print-date>
    <meta:document-statistic meta:table-count="0" meta:image-count="0" meta:object-count="0" meta:page-count="9" meta:paragraph-count="66" meta:word-count="1815" meta:character-count="14059" meta:non-whitespace-character-count="12288"/>
  </office:meta>
</office:document-meta>
</file>